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(x-u)<text:span text:style-name="T1">2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2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4]-[.$B$17])^2" office:value-type="float" office:value="121220100" calcext:value-type="float">
            <text:p>1212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5]-[.$B$17])^2" office:value-type="float" office:value="110460100" calcext:value-type="float">
            <text:p>1104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6]-[.$B$17])^2" office:value-type="float" office:value="90440100" calcext:value-type="float">
            <text:p>904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7]-[.$B$17])^2" office:value-type="float" office:value="72420100" calcext:value-type="float">
            <text:p>724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8]-[.$B$17])^2" office:value-type="float" office:value="30360100" calcext:value-type="float">
            <text:p>303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[.B9]-[.$B$17])^2" office:value-type="float" office:value="2280100" calcext:value-type="float">
            <text:p>228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([.B10]-[.$B$17])^2" office:value-type="float" office:value="240100" calcext:value-type="float">
            <text:p>2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formula="of:=([.B11]-[.$B$17])^2" office:value-type="float" office:value="4690880100" calcext:value-type="float">
            <text:p>469088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])" office:value-type="float" office:value="115100" calcext:value-type="float">
            <text:p>115100</text:p>
          </table:table-cell>
          <table:table-cell table:formula="of:=SUM([.C2:.C11])" office:value-type="float" office:value="5369629000" calcext:value-type="float">
            <text:p>5369629000</text:p>
          </table:table-cell>
          <table:table-cell office:value-type="string" calcext:value-type="string">
            <text:p>StdDev:</text:p>
          </table:table-cell>
          <table:table-cell table:formula="of:=SQRT([.C12]/COUNT([.C2:.C11]))" office:value-type="float" office:value="23172.459947101" calcext:value-type="float">
            <text:p>23172.459947101</text:p>
          </table:table-cell>
          <table:table-cell office:value-type="string" calcext:value-type="string">
            <text:p>Correc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'Percentile: the value below which a percentage of data fall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ercentile 25</text:p>
          </table:table-cell>
          <table:table-cell office:value-type="string" calcext:value-type="string">
            <text:p>Percentile 50</text:p>
          </table:table-cell>
          <table:table-cell office:value-type="string" calcext:value-type="string">
            <text:p>Percentile 75</text:p>
          </table:table-cell>
          <table:table-cell/>
          <table:table-cell office:value-type="string" calcext:value-type="string">
            <text:p>Standard deviation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11510" calcext:value-type="float">
            <text:p>11510</text:p>
          </table:table-cell>
          <table:table-cell table:formula="of:=MEDIAN([.B2:.B11])" office:value-type="float" office:value="2500" calcext:value-type="float">
            <text:p>2500</text:p>
          </table:table-cell>
          <table:table-cell table:formula="of:=PERCENTILE([.B$2:.B$11];0.25)" office:value-type="float" office:value="625" calcext:value-type="float">
            <text:p>625</text:p>
          </table:table-cell>
          <table:table-cell table:formula="of:=PERCENTILE([.B$2:.B$11];0.5)" office:value-type="float" office:value="2500" calcext:value-type="float">
            <text:p>2500</text:p>
          </table:table-cell>
          <table:table-cell table:formula="of:=PERCENTILE([.B$2:.B$11];0.75)" office:value-type="float" office:value="9000" calcext:value-type="float">
            <text:p>9000</text:p>
          </table:table-cell>
          <table:table-cell/>
          <table:table-cell table:formula="of:=STDEV([.B3:.B15])" office:value-type="float" office:value="40355.2956734168" calcext:value-type="float">
            <text:p>40355.2956734168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/>
          <table:table-cell table:formula="of:=[.B12]/COUNT([.B2:.B11])" office:value-type="float" office:value="11510" calcext:value-type="float">
            <text:p>11510</text:p>
          </table:table-cell>
          <table:table-cell table:formula="of:=([.B7]+[.B6])/2" office:value-type="float" office:value="2500" calcext:value-type="float">
            <text:p>2500</text:p>
          </table:table-cell>
          <table:table-cell table:number-columns-repeated="4"/>
          <table:table-cell table:formula="of:=[.H17]-[.E12]" office:value-type="float" office:value="17182.8357263158" calcext:value-type="float">
            <text:p>17182.8357263158</text:p>
          </table:table-cell>
          <table:table-cell office:value-type="string" calcext:value-type="string">
            <text:p>Diff?? Huge!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 25’th percentile is the salary at which 25% of the employees earn les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58:59.226000000</meta:creation-date>
    <dc:date>2024-07-16T13:04:12.014000000</dc:date>
    <meta:editing-duration>PT4H5M13S</meta:editing-duration>
    <meta:editing-cycles>1</meta:editing-cycles>
    <meta:document-statistic meta:table-count="1" meta:cell-count="47" meta:object-count="0"/>
    <meta:generator>LibreOffice/7.4.4.2$Windows_X86_64 LibreOffice_project/85569322deea74ec9134968a29af2df5663baa21</meta:generator>
  </office:meta>
</office:document-meta>
</file>